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3.6126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2.5083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986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C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D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E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6375" table:default-cell-style-name="Default"/>
        <table:table-row table:style-name="ro2">
          <table:table-cell table:style-name="ce3" office:value-type="string" calcext:value-type="string">
            <text:p>FUNCTION/METHOD</text:p>
          </table:table-cell>
          <table:table-cell table:style-name="ce3" office:value-type="string" calcext:value-type="string">
            <text:p>LINK</text:p>
          </table:table-cell>
          <table:table-cell table:style-name="ce3" table:content-validation-name="val1" office:value-type="string" calcext:value-type="string">
            <text:p>TYPE</text:p>
          </table:table-cell>
          <table:table-cell table:style-name="ce3" table:content-validation-name="val2" office:value-type="string" calcext:value-type="string">
            <text:p>SCOPE</text:p>
          </table:table-cell>
          <table:table-cell table:style-name="ce3" table:content-validation-name="val3" office:value-type="string" calcext:value-type="string">
            <text:p>SECTION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5"/>
        </table:table-row>
        <table:table-row table:style-name="ro2">
          <table:table-cell office:value-type="string" calcext:value-type="string">
            <text:p>addArousalTiny</text:p>
          </table:table-cell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Very small Increase (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rousalSmall</text:p>
          </table:table-cell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mall increase (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rousalMedium</text:p>
          </table:table-cell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Moderate increase (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rousalLarge</text:p>
          </table:table-cell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Large increase (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rousalHuge</text:p>
          </table:table-cell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Very large increase (1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sArousalComfort</text:p>
          </table:table-cell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olea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sArousalEnjoy</text:p>
          </table:table-cell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olea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sArousalClose</text:p>
          </table:table-cell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olea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sArousalOrgasm</text:p>
          </table:table-cell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olea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Tiny</text:p>
          </table:table-cell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Very small decrease (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Small</text:p>
          </table:table-cell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mall decrease (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Medium</text:p>
          </table:table-cell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Moderate decrease (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Large</text:p>
          </table:table-cell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Large decrease (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Huge</text:p>
          </table:table-cell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Very large decrease (1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Discomfort</text:p>
          </table:table-cell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lowest "discomfort" level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Comfort</text:p>
          </table:table-cell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the "comfort" threshold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Enjoy</text:p>
          </table:table-cell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the "enjoy" thresh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Close</text:p>
          </table:table-cell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the "close" thresh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Orgasm</text:p>
          </table:table-cell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the "orgasm" thresh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 table:number-rows-repeated="1048555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16379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16379"/>
        </table:table-row>
      </table:table>
      <table:table table:name="ENUM" table:style-name="ta1">
        <office:forms form:automatic-focus="false" form:apply-design-mode="false"/>
        <table:table-column table:style-name="co2" table:number-columns-repeated="16384" table:default-cell-style-name="ce3"/>
        <table:table-row table:style-name="ro2">
          <table:table-cell office:value-type="string" calcext:value-type="string">
            <text:p>ENU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6378"/>
        </table:table-row>
      </table:table>
      <table:table table:name="Flags" table:style-name="ta1">
        <office:forms form:automatic-focus="false" form:apply-design-mode="false"/>
        <table:table-column table:style-name="co2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number-columns-repeated="16379" table:default-cell-style-name="ce3"/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OTES</text:p>
          </table:table-cell>
          <table:table-cell table:number-columns-repeated="16378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Lookups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rousal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cohol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e NPC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3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/>
        <table:database-range table:name="Types" table:target-range-address="Lookups.C1:Lookups.C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3T17:19:45.152000000</dc:date>
    <meta:editing-duration>PT21M15S</meta:editing-duration>
    <meta:editing-cycles>7</meta:editing-cycles>
    <meta:generator>LibreOffice/7.6.2.1$Windows_X86_64 LibreOffice_project/56f7684011345957bbf33a7ee678afaf4d2ba333</meta:generator>
    <meta:document-statistic meta:table-count="6" meta:cell-count="194" meta:object-count="0"/>
  </office:meta>
</office:document-meta>
</file>